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7C000000EDF87C22B1FA0D6C0A.jpg" manifest:media-type="image/jpeg"/>
  <manifest:file-entry manifest:full-path="Pictures/10000000000001810000017354965596A2010D8E.jpg" manifest:media-type="image/jpeg"/>
  <manifest:file-entry manifest:full-path="Pictures/10000000000001D9000000F473534E7ADA5C360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6846in" svg:y="-0.1799in" svg:width="4.1972in" svg:height="4.0445in" draw:z-index="0"><draw:image xlink:href="Pictures/10000000000001810000017354965596A2010D8E.jpg" xlink:type="simple" xlink:show="embed" xlink:actuate="onLoad" loext:mime-type="image/jpeg"/></draw:frame><draw:frame draw:style-name="fr1" draw:name="Image2" text:anchor-type="paragraph" svg:x="0.6563in" svg:y="3.8638in" svg:width="5.2256in" svg:height="2.6957in" draw:z-index="1"><draw:image xlink:href="Pictures/10000000000001D9000000F473534E7ADA5C3602.jpg" xlink:type="simple" xlink:show="embed" xlink:actuate="onLoad" loext:mime-type="image/jpeg"/></draw:frame><draw:frame draw:style-name="fr1" draw:name="Image3" text:anchor-type="paragraph" svg:x="1.7374in" svg:y="6.7654in" svg:width="4.1075in" svg:height="2.5618in" draw:z-index="2"><draw:image xlink:href="Pictures/100000000000017C000000EDF87C22B1FA0D6C0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23:10:54.730999478</meta:creation-date>
    <meta:print-date>2019-07-15T12:08:43.890641577</meta:print-date>
    <dc:date>2019-07-15T12:09:49.425848967</dc:date>
    <meta:editing-duration>PT8M23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